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" svg:font-family="Ubuntu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Заголовок_20_1" style:master-page-name="MP0">
      <style:paragraph-properties style:page-number="auto" fo:break-before="page"/>
    </style:style>
    <style:style style:name="P2" style:family="paragraph" style:parent-style-name="Абзац_20_списка" style:list-style-name="L1"/>
    <style:style style:name="P3" style:family="paragraph" style:parent-style-name="Абзац_20_списка" style:list-style-name="L2"/>
    <style:style style:name="P4" style:family="paragraph" style:parent-style-name="Абзац_20_списка" style:list-style-name="L3"/>
    <style:style style:name="P5" style:family="paragraph" style:parent-style-name="Абзац_20_списка" style:list-style-name="L4"/>
    <style:style style:name="P6" style:family="paragraph" style:parent-style-name="Абзац_20_списка" style:list-style-name="L5"/>
    <style:style style:name="P7" style:family="paragraph" style:parent-style-name="Абзац_20_списка" style:list-style-name="L6"/>
    <style:style style:name="P8" style:family="paragraph">
      <style:paragraph-properties fo:margin-left="0in" fo:margin-right="0in" fo:margin-top="0in" fo:margin-bottom="0in" fo:line-height="115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style:use-window-font-color="true" style:font-name="Calibri" fo:font-weight="normal" style:font-name-asian="Calibri" style:font-weight-asian="normal" style:font-name-complex="Times New Roman" style:font-weight-complex="normal"/>
    </style:style>
    <style:style style:name="T3" style:family="text">
      <style:text-properties fo:font-style="italic" style:font-style-asian="italic"/>
    </style:style>
    <style:style style:name="T4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/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56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Постановка задачи</text:h>
      <text:h text:style-name="Заголовок_20_2" text:outline-level="2"><text:span text:style-name="Основной_20_шрифт_20_абзаца"><text:span text:style-name="T1">VBA</text:span></text:span><text:span text:style-name="Знак_20_примечания"><text:span text:style-name="T2"><office:annotation><dc:creator>Ашмарин</dc:creator><dc:date>2011-10-15T14:11:00</dc:date><text:p>Думаю, стоит написать, как родилась эта тема. Как было хорошо раньше.</text:p></office:annotation></text:span></text:span></text:h>
      <text:h text:style-name="Заголовок_20_2" text:outline-level="2">Терминология<text:span text:style-name="Знак_20_примечания"><text:span text:style-name="T2"><office:annotation><dc:creator>Ашмарин</dc:creator><dc:date>2011-10-15T13:58:00</dc:date><text:p>Надо бы определиться с терминологией и использовать одинаковые термины сквозь весь документ.</text:p><text:p>А то у меня уже путаница в тексте началась.</text:p></office:annotation></text:span></text:span></text:h>
      <text:h text:style-name="Заголовок_20_1" text:outline-level="1">Основные требования к требуемому программному продукту</text:h>
      <text:list xml:id="list1206874640" text:style-name="L1">
        <text:list-item>
          <text:p text:style-name="P2">Возможность создания расширений для конечных пользователей.</text:p>
        </text:list-item>
        <text:list-item>
          <text:p text:style-name="P2">Простота использования.<text:line-break/>Не требует <text:span text:style-name="Основной_20_шрифт_20_абзаца"><text:span text:style-name="T1">SDK</text:span></text:span> и другого ПО для создания расширений. Вся работа происходит в среде разработки <text:span text:style-name="Основной_20_шрифт_20_абзаца"><text:span text:style-name="T1">(IDE)</text:span></text:span>.</text:p>
        </text:list-item>
        <text:list-item>
          <text:p text:style-name="P2">Возможность работы как под <text:span text:style-name="Основной_20_шрифт_20_абзаца"><text:span text:style-name="T1">x</text:span></text:span>86, так и под <text:span text:style-name="Основной_20_шрифт_20_абзаца"><text:span text:style-name="T1">x</text:span></text:span>64 архитектурами.</text:p>
        </text:list-item>
        <text:list-item>
          <text:p text:style-name="P2">Возможность отладки расширения.</text:p>
        </text:list-item>
        <text:list-item>
          <text:p text:style-name="P2">Доступ расширения к объектам расширяемого приложения, реакция на его события.<text:line-break/>При изменении удалении или добавлении объекта в хост приложении, расширение должно автоматически обновлять информацию о своем окружении.</text:p>
        </text:list-item>
        <text:list-item>
          <text:p text:style-name="P2">Доступ к библиотеке классов .<text:span text:style-name="Основной_20_шрифт_20_абзаца"><text:span text:style-name="T1">NET</text:span></text:span> <text:span text:style-name="Основной_20_шрифт_20_абзаца"><text:span text:style-name="T1">Framework</text:span></text:span>.</text:p>
        </text:list-item>
        <text:list-item>
          <text:p text:style-name="P2">Поддержка большого числа расширений и взаимодействие их друг с другом.</text:p>
        </text:list-item>
        <text:list-item>
          <text:p text:style-name="P2">Возможность разрешения зависимостей между расширениями.</text:p>
        </text:list-item>
        <text:list-item>
          <text:p text:style-name="P2">Удобные инструменты для написания кода (Аналогично <text:span text:style-name="Основной_20_шрифт_20_абзаца"><text:span text:style-name="T1">IntelliSense</text:span></text:span>).</text:p>
        </text:list-item>
        <text:list-item>
          <text:p text:style-name="P2">Возможность сохранения расширений по усмотрению пользователя в базу данных, архив, папку и т. д.</text:p>
        </text:list-item>
        <text:list-item>
          <text:p text:style-name="P2">Динамическая загрузка и выгрузка расширений из адресного пространства хост приложения.</text:p>
        </text:list-item>
        <text:list-item>
          <text:p text:style-name="P2">Компиляция и перезагрузка расширения «на лету» (Не требуется перезапуск хост приложения)</text:p>
        </text:list-item>
        <text:list-item>
          <text:p text:style-name="P2">…</text:p>
        </text:list-item>
      </text:list>
      <text:h text:style-name="Заголовок_20_1" text:outline-level="1"><text:soft-page-break/>Обзор средств для построения расширяемых приложений на платформе .<text:span text:style-name="Основной_20_шрифт_20_абзаца"><text:span text:style-name="T1">NET</text:span></text:span></text:h>
      <text:h text:style-name="Заголовок_20_2" text:outline-level="2">Плаг<office:annotation><dc:creator>Anton Ashmarin</dc:creator><dc:date>2011-10-15T14:29:05</dc:date><text:p text:style-name="P8"><text:span text:style-name="T4">Тут про плагины подробнее</text:span></text:p></office:annotation>ины</text:h>
      <text:p text:style-name="Обычный"><text:a xlink:type="simple" xlink:href="http://en.wikipedia.org/wiki/Plug-in_(computing)#Purpose_and_examples" office:target-frame-name="_top" xlink:show="replace"><text:span text:style-name="Гиперссылка"><text:span text:style-name="T1">http</text:span></text:span></text:a><text:a xlink:type="simple" xlink:href="http://en.wikipedia.org/wiki/Plug-in_(computing)#Purpose_and_examples" office:target-frame-name="_top" xlink:show="replace"><text:span text:style-name="Гиперссылка">://</text:span></text:a><text:a xlink:type="simple" xlink:href="http://en.wikipedia.org/wiki/Plug-in_(computing)#Purpose_and_examples" office:target-frame-name="_top" xlink:show="replace"><text:span text:style-name="Гиперссылка"><text:span text:style-name="T1">en</text:span></text:span></text:a><text:a xlink:type="simple" xlink:href="http://en.wikipedia.org/wiki/Plug-in_(computing)#Purpose_and_examples" office:target-frame-name="_top" xlink:show="replace"><text:span text:style-name="Гиперссылка">.</text:span></text:a><text:a xlink:type="simple" xlink:href="http://en.wikipedia.org/wiki/Plug-in_(computing)#Purpose_and_examples" office:target-frame-name="_top" xlink:show="replace"><text:span text:style-name="Гиперссылка"><text:span text:style-name="T1">wikipedia</text:span></text:span></text:a><text:a xlink:type="simple" xlink:href="http://en.wikipedia.org/wiki/Plug-in_(computing)#Purpose_and_examples" office:target-frame-name="_top" xlink:show="replace"><text:span text:style-name="Гиперссылка">.</text:span></text:a><text:a xlink:type="simple" xlink:href="http://en.wikipedia.org/wiki/Plug-in_(computing)#Purpose_and_examples" office:target-frame-name="_top" xlink:show="replace"><text:span text:style-name="Гиперссылка"><text:span text:style-name="T1">org</text:span></text:span></text:a><text:a xlink:type="simple" xlink:href="http://en.wikipedia.org/wiki/Plug-in_(computing)#Purpose_and_examples" office:target-frame-name="_top" xlink:show="replace"><text:span text:style-name="Гиперссылка">/</text:span></text:a><text:a xlink:type="simple" xlink:href="http://en.wikipedia.org/wiki/Plug-in_(computing)#Purpose_and_examples" office:target-frame-name="_top" xlink:show="replace"><text:span text:style-name="Гиперссылка"><text:span text:style-name="T1">wiki</text:span></text:span></text:a><text:a xlink:type="simple" xlink:href="http://en.wikipedia.org/wiki/Plug-in_(computing)#Purpose_and_examples" office:target-frame-name="_top" xlink:show="replace"><text:span text:style-name="Гиперссылка">/</text:span></text:a><text:a xlink:type="simple" xlink:href="http://en.wikipedia.org/wiki/Plug-in_(computing)#Purpose_and_examples" office:target-frame-name="_top" xlink:show="replace"><text:span text:style-name="Гиперссылка"><text:span text:style-name="T1">Plug</text:span></text:span></text:a><text:a xlink:type="simple" xlink:href="http://en.wikipedia.org/wiki/Plug-in_(computing)#Purpose_and_examples" office:target-frame-name="_top" xlink:show="replace"><text:span text:style-name="Гиперссылка">-</text:span></text:a><text:a xlink:type="simple" xlink:href="http://en.wikipedia.org/wiki/Plug-in_(computing)#Purpose_and_examples" office:target-frame-name="_top" xlink:show="replace"><text:span text:style-name="Гиперссылка"><text:span text:style-name="T1">in</text:span></text:span></text:a><text:a xlink:type="simple" xlink:href="http://en.wikipedia.org/wiki/Plug-in_(computing)#Purpose_and_examples" office:target-frame-name="_top" xlink:show="replace"><text:span text:style-name="Гиперссылка">_(</text:span></text:a><text:a xlink:type="simple" xlink:href="http://en.wikipedia.org/wiki/Plug-in_(computing)#Purpose_and_examples" office:target-frame-name="_top" xlink:show="replace"><text:span text:style-name="Гиперссылка"><text:span text:style-name="T1">computing</text:span></text:span></text:a><text:a xlink:type="simple" xlink:href="http://en.wikipedia.org/wiki/Plug-in_(computing)#Purpose_and_examples" office:target-frame-name="_top" xlink:show="replace"><text:span text:style-name="Гиперссылка">)#</text:span></text:a><text:a xlink:type="simple" xlink:href="http://en.wikipedia.org/wiki/Plug-in_(computing)#Purpose_and_examples" office:target-frame-name="_top" xlink:show="replace"><text:span text:style-name="Гиперссылка"><text:span text:style-name="T1">Purpose</text:span></text:span></text:a><text:a xlink:type="simple" xlink:href="http://en.wikipedia.org/wiki/Plug-in_(computing)#Purpose_and_examples" office:target-frame-name="_top" xlink:show="replace"><text:span text:style-name="Гиперссылка">_</text:span></text:a><text:a xlink:type="simple" xlink:href="http://en.wikipedia.org/wiki/Plug-in_(computing)#Purpose_and_examples" office:target-frame-name="_top" xlink:show="replace"><text:span text:style-name="Гиперссылка"><text:span text:style-name="T1">and</text:span></text:span></text:a><text:a xlink:type="simple" xlink:href="http://en.wikipedia.org/wiki/Plug-in_(computing)#Purpose_and_examples" office:target-frame-name="_top" xlink:show="replace"><text:span text:style-name="Гиперссылка">_</text:span></text:a><text:a xlink:type="simple" xlink:href="http://en.wikipedia.org/wiki/Plug-in_(computing)#Purpose_and_examples" office:target-frame-name="_top" xlink:show="replace"><text:span text:style-name="Гиперссылка"><text:span text:style-name="T1">examples</text:span></text:span></text:a></text:p>
      <text:h text:style-name="Заголовок_20_3" text:outline-level="3">Существующие разработки для .<text:span text:style-name="Основной_20_шрифт_20_абзаца"><text:span text:style-name="T1">NET</text:span></text:span></text:h>
      <text:p text:style-name="Обычный">Крупные и средние проекты</text:p>
      <text:list xml:id="list1950957951" text:style-name="L2">
        <text:list-item>
          <text:p text:style-name="P3"><text:span text:style-name="Основной_20_шрифт_20_абзаца"><text:span text:style-name="T1">AL Platform</text:span></text:span><text:span text:style-name="Основной_20_шрифт_20_абзаца"><text:span text:style-name="T1"> (</text:span></text:span><text:a xlink:type="simple" xlink:href="http://www.agile-sys.com/productsA.php" office:target-frame-name="_top" xlink:show="replace"><text:span text:style-name="Гиперссылка"><text:span text:style-name="T1">http://www.agile-sys.com/productsA.php</text:span></text:span></text:a><text:span text:style-name="Основной_20_шрифт_20_абзаца"><text:span text:style-name="T1">)</text:span></text:span></text:p>
        </text:list-item>
        <text:list-item>
          <text:p text:style-name="P3"><text:span text:style-name="Основной_20_шрифт_20_абзаца"><text:span text:style-name="T1">MEF (</text:span></text:span><text:a xlink:type="simple" xlink:href="http://mef.codeplex.com/" office:target-frame-name="_top" xlink:show="replace"><text:span text:style-name="Гиперссылка"><text:span text:style-name="T1">http://mef.codeplex.com/</text:span></text:span></text:a><text:span text:style-name="Основной_20_шрифт_20_абзаца"><text:span text:style-name="T1">)</text:span></text:span></text:p>
        </text:list-item>
        <text:list-item>
          <text:p text:style-name="P3"><text:span text:style-name="Основной_20_шрифт_20_абзаца"><text:span text:style-name="T1">Plux.NET (</text:span></text:span><text:a xlink:type="simple" xlink:href="http://ase.jku.at/plux/index.html" office:target-frame-name="_top" xlink:show="replace"><text:span text:style-name="Гиперссылка"><text:span text:style-name="T1">http://ase.jku.at/plux/index.html</text:span></text:span></text:a><text:span text:style-name="Основной_20_шрифт_20_абзаца"><text:span text:style-name="T1">)</text:span></text:span></text:p>
        </text:list-item>
        <text:list-item>
          <text:p text:style-name="P3"><text:span text:style-name="Основной_20_шрифт_20_абзаца"><text:span text:style-name="T1">Mono.Addins (</text:span></text:span><text:a xlink:type="simple" xlink:href="http://monoaddins.codeplex.com/" office:target-frame-name="_top" xlink:show="replace"><text:span text:style-name="Гиперссылка"><text:span text:style-name="T1">http://monoaddins.codeplex.com/</text:span></text:span></text:a><text:span text:style-name="Основной_20_шрифт_20_абзаца"><text:span text:style-name="T1">)</text:span></text:span></text:p>
        </text:list-item>
        <text:list-item>
          <text:p text:style-name="P3"><text:span text:style-name="Основной_20_шрифт_20_абзаца"><text:span text:style-name="T1">Compact Plugs &amp; Compact Injection </text:span></text:span><text:span text:style-name="Основной_20_шрифт_20_абзаца"><text:span text:style-name="T1">(</text:span></text:span><text:a xlink:type="simple" xlink:href="http://compactplugs.codeplex.com/" office:target-frame-name="_top" xlink:show="replace"><text:span text:style-name="Гиперссылка"><text:span text:style-name="T1">http://compactplugs.codeplex.com/</text:span></text:span></text:a><text:span text:style-name="Основной_20_шрифт_20_абзаца"><text:span text:style-name="T1">)</text:span></text:span></text:p>
        </text:list-item>
      </text:list>
      <text:p text:style-name="Обычный">Маленькие, учебные проекты, тестовые примеры</text:p>
      <text:list xml:id="list349333646" text:style-name="L3">
        <text:list-item>
          <text:p text:style-name="P4"><text:span text:style-name="Основной_20_шрифт_20_абзаца"><text:span text:style-name="T1">.NET Based Add-in/Plug-in Framework with Dynamic Toolbars and Menus (</text:span></text:span><text:a xlink:type="simple" xlink:href="http://www.codeproject.com/KB/macros/Net_AddinProjFrmwork.aspx" office:target-frame-name="_top" xlink:show="replace"><text:span text:style-name="Гиперссылка"><text:span text:style-name="T1">http://www.codeproject.com/KB/macros/Net_AddinProjFrmwork.aspx</text:span></text:span></text:a><text:span text:style-name="Основной_20_шрифт_20_абзаца"><text:span text:style-name="T1">)</text:span></text:span></text:p>
        </text:list-item>
        <text:list-item>
          <text:p text:style-name="P4"><text:span text:style-name="Основной_20_шрифт_20_абзаца"><text:span text:style-name="T1">AddIn Enabled Applications (</text:span></text:span><text:a xlink:type="simple" xlink:href="http://www.codeproject.com/KB/dotnet/AddInModel.aspx" office:target-frame-name="_top" xlink:show="replace"><text:span text:style-name="Гиперссылка"><text:span text:style-name="T1">http://www.codeproject.com/KB/dotnet/AddInModel.aspx</text:span></text:span></text:a><text:span text:style-name="Основной_20_шрифт_20_абзаца"><text:span text:style-name="T1">)</text:span></text:span></text:p>
        </text:list-item>
      </text:list>
      <text:p text:style-name="Обычный">Отдельно стоит упомянуть</text:p>
      <text:list xml:id="list1325348046" text:style-name="L4">
        <text:list-item>
          <text:p text:style-name="P5"><text:span text:style-name="Основной_20_шрифт_20_абзаца"><text:span text:style-name="T1">SDA</text:span></text:span> (<text:a xlink:type="simple" xlink:href="http://laputa.sharpdevelop.net/AnnouncingSharpDevelopForApplicationsSDA.aspx" office:target-frame-name="_top" xlink:show="replace"><text:span text:style-name="Гиперссылка"><text:span text:style-name="T1">http</text:span></text:span></text:a><text:a xlink:type="simple" xlink:href="http://laputa.sharpdevelop.net/AnnouncingSharpDevelopForApplicationsSDA.aspx" office:target-frame-name="_top" xlink:show="replace"><text:span text:style-name="Гиперссылка">://</text:span></text:a><text:a xlink:type="simple" xlink:href="http://laputa.sharpdevelop.net/AnnouncingSharpDevelopForApplicationsSDA.aspx" office:target-frame-name="_top" xlink:show="replace"><text:span text:style-name="Гиперссылка"><text:span text:style-name="T1">laputa</text:span></text:span></text:a><text:a xlink:type="simple" xlink:href="http://laputa.sharpdevelop.net/AnnouncingSharpDevelopForApplicationsSDA.aspx" office:target-frame-name="_top" xlink:show="replace"><text:span text:style-name="Гиперссылка">.</text:span></text:a><text:a xlink:type="simple" xlink:href="http://laputa.sharpdevelop.net/AnnouncingSharpDevelopForApplicationsSDA.aspx" office:target-frame-name="_top" xlink:show="replace"><text:span text:style-name="Гиперссылка"><text:span text:style-name="T1">sharpdevelop</text:span></text:span></text:a><text:a xlink:type="simple" xlink:href="http://laputa.sharpdevelop.net/AnnouncingSharpDevelopForApplicationsSDA.aspx" office:target-frame-name="_top" xlink:show="replace"><text:span text:style-name="Гиперссылка">.</text:span></text:a><text:a xlink:type="simple" xlink:href="http://laputa.sharpdevelop.net/AnnouncingSharpDevelopForApplicationsSDA.aspx" office:target-frame-name="_top" xlink:show="replace"><text:span text:style-name="Гиперссылка"><text:span text:style-name="T1">net</text:span></text:span></text:a><text:a xlink:type="simple" xlink:href="http://laputa.sharpdevelop.net/AnnouncingSharpDevelopForApplicationsSDA.aspx" office:target-frame-name="_top" xlink:show="replace"><text:span text:style-name="Гиперссылка">/</text:span></text:a><text:a xlink:type="simple" xlink:href="http://laputa.sharpdevelop.net/AnnouncingSharpDevelopForApplicationsSDA.aspx" office:target-frame-name="_top" xlink:show="replace"><text:span text:style-name="Гиперссылка"><text:span text:style-name="T1">AnnouncingSharpDevelopForApplicationsSDA</text:span></text:span></text:a><text:a xlink:type="simple" xlink:href="http://laputa.sharpdevelop.net/AnnouncingSharpDevelopForApplicationsSDA.aspx" office:target-frame-name="_top" xlink:show="replace"><text:span text:style-name="Гиперссылка">.</text:span></text:a><text:a xlink:type="simple" xlink:href="http://laputa.sharpdevelop.net/AnnouncingSharpDevelopForApplicationsSDA.aspx" office:target-frame-name="_top" xlink:show="replace"><text:span text:style-name="Гиперссылка"><text:span text:style-name="T1">aspx</text:span></text:span></text:a>)<text:line-break/><text:span text:style-name="Основной_20_шрифт_20_абзаца"><text:span text:style-name="T1">SDA</text:span></text:span> (<text:span text:style-name="Основной_20_шрифт_20_абзаца"><text:span text:style-name="T1">SharpDevelop</text:span></text:span> <text:s/><text:span text:style-name="Основной_20_шрифт_20_абзаца"><text:span text:style-name="T1">for</text:span></text:span> <text:span text:style-name="Основной_20_шрифт_20_абзаца"><text:span text:style-name="T1">applications</text:span></text:span>), Набор инструментов, позволяющий построить собственное приложение на основе ядра <text:span text:style-name="Основной_20_шрифт_20_абзаца"><text:span text:style-name="T1">SharpDevelop</text:span></text:span>. Это приложение может получить «в наследство» многие возможности самого <text:span text:style-name="Основной_20_шрифт_20_абзаца"><text:span text:style-name="T1">SharpDevelop</text:span></text:span>, в том числе и возможность написания плагинов. (<text:span text:style-name="Основной_20_шрифт_20_абзаца"><text:span text:style-name="T1">SharpDevelop Addins</text:span></text:span>)</text:p>
        </text:list-item>
      </text:list>
      <text:p text:style-name="Обычный">Все вышеперечисленные инструменты, платформы и библиотеки не решают поставленную задачу, а именно предоставление создания расширений <text:span text:style-name="Основной_20_шрифт_20_абзаца"><text:span text:style-name="T3">конечному пользователю</text:span></text:span> приложения. Их основная цель – дать разработчику ПО возможность сделать свое приложение более гибким, но в то же время не перегруженным функционалом, который для многих пользователей окажется попросту не нужным. Яркий пример подобных приложений – интернет браузеры <text:span text:style-name="Основной_20_шрифт_20_абзаца"><text:span text:style-name="T1">Mozilla</text:span></text:span> <text:span text:style-name="Основной_20_шрифт_20_абзаца"><text:span text:style-name="T1">Firefox</text:span></text:span> и <text:span text:style-name="Основной_20_шрифт_20_абзаца"><text:span text:style-name="T1">Google</text:span></text:span> <text:span text:style-name="Основной_20_шрифт_20_абзаца"><text:span text:style-name="T1">Chrome</text:span></text:span>. Изначально довольно аскетичные, они могут при помощи плагинов получать функционал, удовлетворяющий даже самого требовательного пользователя.</text:p>
      <text:h text:style-name="Заголовок_20_2" text:outline-level="2"><text:soft-page-break/>Разработки, позволяющие встраивать в приложение возможность расширения базового функционала конечными пользователями</text:h>
      <text:list xml:id="list1921727036" text:style-name="L5">
        <text:list-item>
          <text:p text:style-name="P6"><text:span text:style-name="Основной_20_шрифт_20_абзаца"><text:span text:style-name="T1">VSTA</text:span></text:span> (<text:a xlink:type="simple" xlink:href="http://www.microsoft.com/download/en/details.aspx?id=5804#overview" office:target-frame-name="_top" xlink:show="replace"><text:span text:style-name="Гиперссылка"><text:span text:style-name="T1">http</text:span></text:span></text:a><text:a xlink:type="simple" xlink:href="http://www.microsoft.com/download/en/details.aspx?id=5804#overview" office:target-frame-name="_top" xlink:show="replace"><text:span text:style-name="Гиперссылка">://</text:span></text:a><text:a xlink:type="simple" xlink:href="http://www.microsoft.com/download/en/details.aspx?id=5804#overview" office:target-frame-name="_top" xlink:show="replace"><text:span text:style-name="Гиперссылка"><text:span text:style-name="T1">www</text:span></text:span></text:a><text:a xlink:type="simple" xlink:href="http://www.microsoft.com/download/en/details.aspx?id=5804#overview" office:target-frame-name="_top" xlink:show="replace"><text:span text:style-name="Гиперссылка">.</text:span></text:a><text:a xlink:type="simple" xlink:href="http://www.microsoft.com/download/en/details.aspx?id=5804#overview" office:target-frame-name="_top" xlink:show="replace"><text:span text:style-name="Гиперссылка"><text:span text:style-name="T1">microsoft</text:span></text:span></text:a><text:a xlink:type="simple" xlink:href="http://www.microsoft.com/download/en/details.aspx?id=5804#overview" office:target-frame-name="_top" xlink:show="replace"><text:span text:style-name="Гиперссылка">.</text:span></text:a><text:a xlink:type="simple" xlink:href="http://www.microsoft.com/download/en/details.aspx?id=5804#overview" office:target-frame-name="_top" xlink:show="replace"><text:span text:style-name="Гиперссылка"><text:span text:style-name="T1">com</text:span></text:span></text:a><text:a xlink:type="simple" xlink:href="http://www.microsoft.com/download/en/details.aspx?id=5804#overview" office:target-frame-name="_top" xlink:show="replace"><text:span text:style-name="Гиперссылка">/</text:span></text:a><text:a xlink:type="simple" xlink:href="http://www.microsoft.com/download/en/details.aspx?id=5804#overview" office:target-frame-name="_top" xlink:show="replace"><text:span text:style-name="Гиперссылка"><text:span text:style-name="T1">download</text:span></text:span></text:a><text:a xlink:type="simple" xlink:href="http://www.microsoft.com/download/en/details.aspx?id=5804#overview" office:target-frame-name="_top" xlink:show="replace"><text:span text:style-name="Гиперссылка">/</text:span></text:a><text:a xlink:type="simple" xlink:href="http://www.microsoft.com/download/en/details.aspx?id=5804#overview" office:target-frame-name="_top" xlink:show="replace"><text:span text:style-name="Гиперссылка"><text:span text:style-name="T1">en</text:span></text:span></text:a><text:a xlink:type="simple" xlink:href="http://www.microsoft.com/download/en/details.aspx?id=5804#overview" office:target-frame-name="_top" xlink:show="replace"><text:span text:style-name="Гиперссылка">/</text:span></text:a><text:a xlink:type="simple" xlink:href="http://www.microsoft.com/download/en/details.aspx?id=5804#overview" office:target-frame-name="_top" xlink:show="replace"><text:span text:style-name="Гиперссылка"><text:span text:style-name="T1">details</text:span></text:span></text:a><text:a xlink:type="simple" xlink:href="http://www.microsoft.com/download/en/details.aspx?id=5804#overview" office:target-frame-name="_top" xlink:show="replace"><text:span text:style-name="Гиперссылка">.</text:span></text:a><text:a xlink:type="simple" xlink:href="http://www.microsoft.com/download/en/details.aspx?id=5804#overview" office:target-frame-name="_top" xlink:show="replace"><text:span text:style-name="Гиперссылка"><text:span text:style-name="T1">aspx</text:span></text:span></text:a><text:a xlink:type="simple" xlink:href="http://www.microsoft.com/download/en/details.aspx?id=5804#overview" office:target-frame-name="_top" xlink:show="replace"><text:span text:style-name="Гиперссылка">?</text:span></text:a><text:a xlink:type="simple" xlink:href="http://www.microsoft.com/download/en/details.aspx?id=5804#overview" office:target-frame-name="_top" xlink:show="replace"><text:span text:style-name="Гиперссылка"><text:span text:style-name="T1">id</text:span></text:span></text:a><text:a xlink:type="simple" xlink:href="http://www.microsoft.com/download/en/details.aspx?id=5804#overview" office:target-frame-name="_top" xlink:show="replace"><text:span text:style-name="Гиперссылка">=5804#</text:span></text:a><text:a xlink:type="simple" xlink:href="http://www.microsoft.com/download/en/details.aspx?id=5804#overview" office:target-frame-name="_top" xlink:show="replace"><text:span text:style-name="Гиперссылка"><text:span text:style-name="T1">overview</text:span></text:span></text:a>)<text:line-break/><text:span text:style-name="Основной_20_шрифт_20_абзаца"><text:span text:style-name="T1">Visual</text:span></text:span> <text:span text:style-name="Основной_20_шрифт_20_абзаца"><text:span text:style-name="T1">Studio</text:span></text:span> <text:span text:style-name="Основной_20_шрифт_20_абзаца"><text:span text:style-name="T1">Tools</text:span></text:span> <text:span text:style-name="Основной_20_шрифт_20_абзаца"><text:span text:style-name="T1">for</text:span></text:span> <text:span text:style-name="Основной_20_шрифт_20_абзаца"><text:span text:style-name="T1">Applications</text:span></text:span> – мощный набор инструментов, пришедший на замену <text:span text:style-name="Основной_20_шрифт_20_абзаца"><text:span text:style-name="T1">VBA</text:span></text:span> и имеющий схожий набор возможностей.</text:p>
        </text:list-item>
        <text:list-item>
          <text:p text:style-name="P6"><text:span text:style-name="Основной_20_шрифт_20_абзаца"><text:span text:style-name="T1">VSTO</text:span></text:span> (<text:a xlink:type="simple" xlink:href="http://www.microsoft.com/download/en/details.aspx?displaylang=en&amp;id=24263#overview" office:target-frame-name="_top" xlink:show="replace"><text:span text:style-name="Гиперссылка">http://www.microsoft.com/download/en/details.aspx?displaylang=en&amp;id=24263#overview</text:span></text:a>)<text:line-break/>То же, что и <text:span text:style-name="Основной_20_шрифт_20_абзаца"><text:span text:style-name="T1">VSTA</text:span></text:span>, используется как замена <text:span text:style-name="Основной_20_шрифт_20_абзаца"><text:span text:style-name="T1">VBA</text:span></text:span> в поздних версиях <text:span text:style-name="Основной_20_шрифт_20_абзаца"><text:span text:style-name="T1">Microsoft</text:span></text:span> <text:span text:style-name="Основной_20_шрифт_20_абзаца"><text:span text:style-name="T1">Office</text:span></text:span>.</text:p>
        </text:list-item>
      </text:list>
      <text:p text:style-name="Обычный">Рассмотрим эти решения подробнее.</text:p>
      <text:h text:style-name="Заголовок_20_3" text:outline-level="3"><text:span text:style-name="Основной_20_шрифт_20_абзаца"><text:span text:style-name="T1">VSTO</text:span></text:span></text:h>
      <text:p text:style-name="Обычный">Внутренняя разработка компании <text:span text:style-name="Основной_20_шрифт_20_абзаца"><text:span text:style-name="T1">Microsoft</text:span></text:span>. Ее использование в сторонних приложениях невозможно. Для этих целей существует второй проект – <text:span text:style-name="Основной_20_шрифт_20_абзаца"><text:span text:style-name="T1">VSTA</text:span></text:span>. Подробно рассматривать возможности <text:span text:style-name="Основной_20_шрифт_20_абзаца"><text:span text:style-name="T1">VSTO</text:span></text:span> в рамках этой работы не имеет смысла. </text:p>
      <text:h text:style-name="Заголовок_20_3" text:outline-level="3"><text:span text:style-name="Основной_20_шрифт_20_абзаца"><text:span text:style-name="T1">VSTA</text:span></text:span></text:h>
      <text:p text:style-name="Обычный">Поначалу именно <text:span text:style-name="Основной_20_шрифт_20_абзаца"><text:span text:style-name="T1">VSTA</text:span></text:span> была выбрана, как замена <text:span text:style-name="Основной_20_шрифт_20_абзаца"><text:span text:style-name="T1">VBA</text:span></text:span>.</text:p>
      <text:p text:style-name="Обычный">Была разработана методика внедрения инструментов <text:span text:style-name="Основной_20_шрифт_20_абзаца"><text:span text:style-name="T1">VSTA</text:span></text:span> в существующее приложение. В рамках работы были решены проблемы взаимодействия <text:span text:style-name="Основной_20_шрифт_20_абзаца"><text:span text:style-name="T1">VSTA</text:span></text:span> <text:span text:style-name="Основной_20_шрифт_20_абзаца"><text:span text:style-name="T1">IDE</text:span></text:span> и хост приложения, такие как программное управление, реакция на события, реализация отладки расширения. Так же была решены проблема использования механизмов <text:span text:style-name="Основной_20_шрифт_20_абзаца"><text:span text:style-name="T1">VSTA</text:span></text:span> без изменения объектной модели и архитектуры хост приложения<text:span text:style-name="Знак_20_примечания"><office:annotation><dc:creator>Ашмарин</dc:creator><dc:date>2011-10-15T14:10:00</dc:date><text:p>Подробнее про косяки интеграции или не стоит?</text:p></office:annotation></text:span>.</text:p>
      <text:p text:style-name="Обычный">В конце концов, <text:span text:style-name="Основной_20_шрифт_20_абзаца"><text:span text:style-name="T1">Microsoft</text:span></text:span> отказалась лицензировать <text:span text:style-name="Основной_20_шрифт_20_абзаца"><text:span text:style-name="T1">VSTA,</text:span></text:span> и закрыло этот проект для сторонних фирм-разработчиков ПО.</text:p>
      <text:h text:style-name="Заголовок_20_2" text:outline-level="2">Технологии, библиотеки и инструменты, позволяющие реализовать расширяемое приложение<text:span text:style-name="Знак_20_примечания"><text:span text:style-name="T2"><office:annotation><dc:creator>Ашмарин</dc:creator><dc:date>2011-10-15T14:05:00</dc:date><text:p>Пока лучше не трогать этот раздел, а разобраться с введением.</text:p></office:annotation></text:span></text:span></text:h>
      <text:list xml:id="list125005672" text:style-name="L6">
        <text:list-item>
          <text:p text:style-name="P7"><text:span text:style-name="Основной_20_шрифт_20_абзаца"><text:span text:style-name="T1">System</text:span></text:span>.<text:span text:style-name="Основной_20_шрифт_20_абзаца"><text:span text:style-name="T1">Addin</text:span></text:span></text:p>
        </text:list-item>
        <text:list-item>
          <text:p text:style-name="P7">.<text:span text:style-name="Основной_20_шрифт_20_абзаца"><text:span text:style-name="T1">NET</text:span></text:span> <text:span text:style-name="Основной_20_шрифт_20_абзаца"><text:span text:style-name="T1">Reflection</text:span></text:span> / <text:span text:style-name="Основной_20_шрифт_20_абзаца"><text:span text:style-name="T1">Remoting</text:span></text:span></text:p>
        </text:list-item>
        <text:list-item>
          <text:p text:style-name="P7"><text:span text:style-name="Основной_20_шрифт_20_абзаца"><text:span text:style-name="T1">Mono Cecil (</text:span></text:span>?<text:span text:style-name="Основной_20_шрифт_20_абзаца"><text:span text:style-name="T1">)</text:span></text:span></text:p>
        </text:list-item>
        <text:list-item>
          <text:p text:style-name="P7"><text:span text:style-name="Основной_20_шрифт_20_абзаца"><text:span text:style-name="T1">Iron Python (</text:span></text:span>?<text:span text:style-name="Основной_20_шрифт_20_абзаца"><text:span text:style-name="T1">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buntu" svg:font-family="Ubuntu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Заголовок_20_2" style:display-name="Заголовок 2" style:family="paragraph" style:parent-style-name="Обычный" style:next-style-name="Обычный" style:default-outline-level="2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Текст_20_примечания" style:display-name="Текст примечания" style:family="paragraph" style:parent-style-name="Обычный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style-span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apple-converted-space" style:family="text" style:parent-style-name="Основной_20_шрифт_20_абзаца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3LVL1" style:display-name="WW_CharLFO3LVL1" style:family="text">
      <style:text-properties style:font-name="Symbol" fo:font-size="10pt" style:font-size-asian="10pt"/>
    </style:style>
    <style:style style:name="WW_5f_CharLFO3LVL2" style:display-name="WW_CharLFO3LVL2" style:family="text">
      <style:text-properties style:font-name="Courier New" fo:font-size="10pt" style:font-size-asian="10pt"/>
    </style:style>
    <style:style style:name="WW_5f_CharLFO3LVL3" style:display-name="WW_CharLFO3LVL3" style:family="text">
      <style:text-properties style:font-name="Wingdings" fo:font-size="10pt" style:font-size-asian="10pt"/>
    </style:style>
    <style:style style:name="WW_5f_CharLFO3LVL4" style:display-name="WW_CharLFO3LVL4" style:family="text">
      <style:text-properties style:font-name="Wingdings" fo:font-size="10pt" style:font-size-asian="10pt"/>
    </style:style>
    <style:style style:name="WW_5f_CharLFO3LVL5" style:display-name="WW_CharLFO3LVL5" style:family="text">
      <style:text-properties style:font-name="Wingdings" fo:font-size="10pt" style:font-size-asian="10pt"/>
    </style:style>
    <style:style style:name="WW_5f_CharLFO3LVL6" style:display-name="WW_CharLFO3LVL6" style:family="text">
      <style:text-properties style:font-name="Wingdings" fo:font-size="10pt" style:font-size-asian="10pt"/>
    </style:style>
    <style:style style:name="WW_5f_CharLFO3LVL7" style:display-name="WW_CharLFO3LVL7" style:family="text">
      <style:text-properties style:font-name="Wingdings" fo:font-size="10pt" style:font-size-asian="10pt"/>
    </style:style>
    <style:style style:name="WW_5f_CharLFO3LVL8" style:display-name="WW_CharLFO3LVL8" style:family="text">
      <style:text-properties style:font-name="Wingdings" fo:font-size="10pt" style:font-size-asian="10pt"/>
    </style:style>
    <style:style style:name="WW_5f_CharLFO3LVL9" style:display-name="WW_CharLFO3LVL9" style:family="text">
      <style:text-properties style:font-name="Wingdings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Ашмарин</meta:initial-creator>
    <dc:creator>Anton Ashmarin</dc:creator>
    <meta:creation-date>2011-10-15T08:43:00Z</meta:creation-date>
    <dc:date>2011-10-15T14:29:41</dc:date>
    <meta:editing-cycles>76</meta:editing-cycles>
    <meta:editing-duration>PT1H31M43S</meta:editing-duration>
    <meta:document-statistic meta:table-count="0" meta:image-count="0" meta:object-count="0" meta:page-count="3" meta:paragraph-count="48" meta:word-count="508" meta:character-count="4256" meta:non-whitespace-character-count="3828"/>
    <meta:template xlink:type="simple" xlink:actuate="onRequest" xlink:title="" xlink:href="Normal"/>
  </office:meta>
</office:document-meta>
</file>